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332" officeooo:paragraph-rsid="00068332"/>
    </style:style>
    <style:style style:name="P2" style:family="paragraph" style:parent-style-name="Standard">
      <style:text-properties officeooo:rsid="00068332" officeooo:paragraph-rsid="000f93ff"/>
    </style:style>
    <style:style style:name="P3" style:family="paragraph" style:parent-style-name="Standard">
      <style:text-properties officeooo:rsid="000941e2" officeooo:paragraph-rsid="00068332"/>
    </style:style>
    <style:style style:name="P4" style:family="paragraph" style:parent-style-name="Standard">
      <style:text-properties officeooo:rsid="000941e2" officeooo:paragraph-rsid="000941e2"/>
    </style:style>
    <style:style style:name="P5" style:family="paragraph" style:parent-style-name="Standard">
      <style:text-properties officeooo:rsid="000b842c" officeooo:paragraph-rsid="000b842c"/>
    </style:style>
    <style:style style:name="P6" style:family="paragraph" style:parent-style-name="Standard">
      <style:text-properties officeooo:rsid="000b842c" officeooo:paragraph-rsid="00157086"/>
    </style:style>
    <style:style style:name="P7" style:family="paragraph" style:parent-style-name="Standard">
      <style:text-properties officeooo:rsid="000dfe86" officeooo:paragraph-rsid="00129543"/>
    </style:style>
    <style:style style:name="P8" style:family="paragraph" style:parent-style-name="Standard">
      <style:text-properties officeooo:rsid="00129543" officeooo:paragraph-rsid="000f93ff"/>
    </style:style>
    <style:style style:name="P9" style:family="paragraph" style:parent-style-name="Standard">
      <style:text-properties officeooo:rsid="000b842c" officeooo:paragraph-rsid="000f93ff"/>
    </style:style>
    <style:style style:name="P10" style:family="paragraph" style:parent-style-name="Standard">
      <style:text-properties officeooo:rsid="00068332" officeooo:paragraph-rsid="000941e2"/>
    </style:style>
    <style:style style:name="P11" style:family="paragraph" style:parent-style-name="Standard" style:list-style-name="L1">
      <style:text-properties officeooo:rsid="00193826" officeooo:paragraph-rsid="00193826"/>
    </style:style>
    <style:style style:name="P12" style:family="paragraph" style:parent-style-name="Standard" style:list-style-name="L1">
      <style:text-properties officeooo:rsid="001aa205" officeooo:paragraph-rsid="001aa205"/>
    </style:style>
    <style:style style:name="P13" style:family="paragraph" style:parent-style-name="Standard" style:list-style-name="L1">
      <style:text-properties officeooo:rsid="001ae92b" officeooo:paragraph-rsid="001ae92b"/>
    </style:style>
    <style:style style:name="P14" style:family="paragraph" style:parent-style-name="Standard" style:list-style-name="L1">
      <style:text-properties officeooo:rsid="001bffa8" officeooo:paragraph-rsid="001bffa8"/>
    </style:style>
    <style:style style:name="T1" style:family="text">
      <style:text-properties officeooo:rsid="00085258"/>
    </style:style>
    <style:style style:name="T2" style:family="text">
      <style:text-properties officeooo:rsid="000941e2"/>
    </style:style>
    <style:style style:name="T3" style:family="text">
      <style:text-properties officeooo:rsid="000b842c"/>
    </style:style>
    <style:style style:name="T4" style:family="text">
      <style:text-properties officeooo:rsid="00129543"/>
    </style:style>
    <style:style style:name="T5" style:family="text">
      <style:text-properties officeooo:rsid="00157086"/>
    </style:style>
    <style:style style:name="T6" style:family="text">
      <style:text-properties officeooo:rsid="0017073f"/>
    </style:style>
    <style:style style:name="T7" style:family="text">
      <style:text-properties officeooo:rsid="001ae92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tatut et mission de l’auditeur au sein du Parlement Européen</text:p>
      <text:p text:style-name="P1"/>
      <text:p text:style-name="P1">-<text:span text:style-name="T1">Note de cadrage</text:span></text:p>
      <text:p text:style-name="P1">-<text:span text:style-name="T1">Des exigences métier au CDCF</text:span></text:p>
      <text:p text:style-name="P5">(Fonctions principales et contraintes)</text:p>
      <text:p text:style-name="P6">(Repréciser le besoins en terme d’actualité des pages)</text:p>
      <text:p text:style-name="P6"/>
      <text:p text:style-name="P2">- <text:span text:style-name="T2">Contraintes techniques (PE &amp; Amazon aws)</text:span></text:p>
      <text:p text:style-name="P2">- <text:span text:style-name="T5">Recherche &amp; Analyse</text:span></text:p>
      <text:p text:style-name="P1">– <text:span text:style-name="T3">Etats de l’art</text:span></text:p>
      <text:p text:style-name="P1">– <text:span text:style-name="T5">POCs =&gt; Premières Reprécisions des besoins et des contraintes techniques</text:span></text:p>
      <text:p text:style-name="P1">– <text:span text:style-name="T5">Choix des solutions</text:span></text:p>
      <text:p text:style-name="P1"/>
      <text:p text:style-name="P2">-<text:span text:style-name="T3">Planification</text:span></text:p>
      <text:p text:style-name="P9">- (workflow alsa / astra)</text:p>
      <text:p text:style-name="P2"/>
      <text:p text:style-name="P9">- Réalisation</text:p>
      <text:p text:style-name="P2">– <text:span text:style-name="T6">Développement et validation incrémentale =&gt; boucle de rétro-action (non académique =&gt; A justifier absolument par l’exemple)</text:span></text:p>
      <text:p text:style-name="P7">(<text:span text:style-name="T4">LE BOUSIN : </text:span>Détails des problématiques et justification des choix)</text:p>
      <text:p text:style-name="P8"/>
      <text:p text:style-name="P9">- Suivi des tâches</text:p>
      <text:p text:style-name="P3"/>
      <text:p text:style-name="P4">- <text:span text:style-name="T3">Intégration continue</text:span></text:p>
      <text:p text:style-name="P4">- <text:span text:style-name="T3">Validation utilisateur</text:span></text:p>
      <text:p text:style-name="P10">- <text:span text:style-name="T3">Formation utlisateurs</text:span></text:p>
      <text:p text:style-name="P10"/>
      <text:list xml:id="list1749866239930357768" text:style-name="L1">
        <text:list-item>
          <text:p text:style-name="P11">Statut et mission de l’auditeur au sein du Parlement Européen</text:p>
        </text:list-item>
        <text:list-item>
          <text:p text:style-name="P12">Analyse de la situation initiale</text:p>
          <text:list>
            <text:list-item>
              <text:p text:style-name="P12">Présentation et fonction de la GSA</text:p>
            </text:list-item>
            <text:list-item>
              <text:p text:style-name="P13">Les lacunes du systèmes</text:p>
              <text:list>
                <text:list-item>
                  <text:p text:style-name="P13">Fonction principale insatisfaisante</text:p>
                </text:list-item>
                <text:list-item>
                  <text:p text:style-name="P13">Fonctions secondaire absentes</text:p>
                </text:list-item>
              </text:list>
            </text:list-item>
            <text:list-item>
              <text:p text:style-name="P14">Une échéance à relever</text:p>
            </text:list-item>
          </text:list>
        </text:list-item>
        <text:list-item>
          <text:p text:style-name="P11">rzrzrzr</text:p>
        </text:list-item>
        <text:list-item>
          <text:p text:style-name="P11">zerzerzer</text:p>
        </text:list-item>
        <text:list-item>
          <text:p text:style-name="P11">zerzerz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05:57:38.434887348</meta:creation-date>
    <meta:generator>LibreOffice/5.1.6.2$Linux_X86_64 LibreOffice_project/10m0$Build-2</meta:generator>
    <dc:date>2017-11-29T06:30:29.006969501</dc:date>
    <meta:editing-duration>P5DT11H14M43S</meta:editing-duration>
    <meta:editing-cycles>11</meta:editing-cycles>
    <meta:document-statistic meta:table-count="0" meta:image-count="0" meta:object-count="0" meta:page-count="1" meta:paragraph-count="29" meta:word-count="153" meta:character-count="1009" meta:non-whitespace-character-count="871"/>
  </office:meta>
</office:document-meta>
</file>